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paragraph-properties fo:orphans="2" fo:widows="2"/>
      <style:text-properties fo:font-variant="normal" fo:text-transform="none" fo:color="#000000" fo:letter-spacing="normal"/>
    </style:style>
    <style:style style:name="P2" style:family="paragraph" style:parent-style-name="Text_20_body" style:list-style-name="L2">
      <style:paragraph-properties fo:orphans="2" fo:widows="2"/>
      <style:text-properties fo:font-variant="normal" fo:text-transform="none" fo:color="#000000" style:font-name="Times New Roman1" fo:font-size="14pt" fo:letter-spacing="normal" fo:font-style="normal" fo:font-weight="normal"/>
    </style:style>
    <style:style style:name="P3" style:family="paragraph" style:parent-style-name="Text_20_body" style:list-style-name="L3">
      <style:paragraph-properties fo:orphans="2" fo:widows="2"/>
      <style:text-properties fo:font-variant="normal" fo:text-transform="none" fo:color="#000000" style:font-name="Times New Roman1" fo:font-size="14pt" fo:letter-spacing="normal" fo:font-style="normal" fo:font-weight="normal"/>
    </style:style>
    <style:style style:name="P4" style:family="paragraph" style:parent-style-name="Text_20_body">
      <style:paragraph-properties fo:margin-left="0cm" fo:margin-right="0cm" fo:orphans="2" fo:widows="2" fo:text-indent="0cm" style:auto-text-indent="false"/>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1" fo:font-size="14pt" fo:letter-spacing="normal" fo:font-style="normal" fo:font-weight="normal"/>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bold"/>
    </style:style>
    <style:style style:name="P8"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style:style>
    <style:style style:name="P9" style:family="paragraph" style:parent-style-name="Text_20_body">
      <style:paragraph-properties fo:margin-left="0cm" fo:margin-right="0cm" fo:text-align="justify" style:justify-single-word="false" fo:orphans="2" fo:widows="2" fo:text-indent="0cm" style:auto-text-indent="false"/>
    </style:style>
    <style:style style:name="P10" style:family="paragraph" style:parent-style-name="Text_20_body" style:list-style-name="L2">
      <style:paragraph-properties fo:margin-left="0cm" fo:margin-right="0cm" fo:margin-top="0cm" fo:margin-bottom="0cm" style:contextual-spacing="false" fo:orphans="2" fo:widows="2" fo:text-indent="0cm" style:auto-text-indent="false"/>
      <style:text-properties fo:font-variant="normal" fo:text-transform="none" fo:color="#000000" style:font-name="Times New Roman1" fo:font-size="14pt" fo:letter-spacing="normal" fo:font-style="normal" fo:font-weight="normal"/>
    </style:style>
    <style:style style:name="P11" style:family="paragraph" style:parent-style-name="Text_20_body" style:list-style-name="L1">
      <style:paragraph-properties fo:margin-top="0cm" fo:margin-bottom="0cm" style:contextual-spacing="false" fo:orphans="2" fo:widows="2"/>
      <style:text-properties fo:font-variant="normal" fo:text-transform="none" fo:color="#000000" fo:letter-spacing="normal"/>
    </style:style>
    <style:style style:name="P12" style:family="paragraph" style:parent-style-name="Text_20_body" style:list-style-name="L3">
      <style:paragraph-properties fo:margin-top="0cm" fo:margin-bottom="0cm" style:contextual-spacing="false" fo:orphans="2" fo:widows="2"/>
      <style:text-properties fo:font-variant="normal" fo:text-transform="none" fo:color="#000000" style:font-name="Times New Roman1" fo:font-size="14pt" fo:letter-spacing="normal" fo:font-style="normal" fo:font-weight="normal"/>
    </style:style>
    <style:style style:name="P13" style:family="paragraph" style:parent-style-name="Preformatted_20_Text">
      <style:paragraph-properties fo:orphans="2" fo:widows="2"/>
      <style:text-properties fo:font-variant="normal" fo:text-transform="none" fo:color="#000000" fo:letter-spacing="normal" fo:font-style="normal" fo:font-weight="normal"/>
    </style:style>
    <style:style style:name="P14"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style:style>
    <style:style style:name="P15" style:family="paragraph" style:parent-style-name="Preformatted_20_Text">
      <style:paragraph-properties fo:margin-top="0cm" fo:margin-bottom="0.499cm" style:contextual-spacing="false" fo:orphans="2" fo:widows="2"/>
      <style:text-properties fo:font-variant="normal" fo:text-transform="none" fo:color="#000000" fo:letter-spacing="normal" fo:font-style="normal" fo:font-weight="normal"/>
    </style:style>
    <style:style style:name="P16" style:family="paragraph" style:parent-style-name="Heading_20_1">
      <style:text-properties fo:font-variant="normal" fo:text-transform="none" fo:color="#000000" style:font-name="Times New Roman1" fo:letter-spacing="normal" fo:font-style="normal"/>
    </style:style>
    <style:style style:name="T1" style:family="text">
      <style:text-properties fo:font-variant="normal" fo:text-transform="none" fo:color="#000000" style:font-name="Times New Roman1" fo:font-size="10pt" fo:letter-spacing="normal" fo:font-style="normal" fo:font-weight="normal"/>
    </style:style>
    <style:style style:name="T2" style:family="text">
      <style:text-properties fo:font-variant="normal" fo:text-transform="none" fo:color="#000000" style:font-name="Times New Roman1" fo:font-size="14pt" fo:letter-spacing="normal" fo:font-style="normal" fo:font-weight="normal"/>
    </style:style>
    <style:style style:name="T3" style:family="text">
      <style:text-properties fo:font-variant="normal" fo:text-transform="none" fo:color="#000000" style:font-name="Times New Roman1" fo:font-size="14pt" fo:letter-spacing="normal" fo:font-style="normal" fo:font-weight="normal" officeooo:rsid="00122f5d"/>
    </style:style>
    <style:style style:name="T4" style:family="text">
      <style:text-properties fo:font-variant="normal" fo:text-transform="none" fo:color="#000000" fo:letter-spacing="normal"/>
    </style:style>
    <style:style style:name="T5" style:family="text">
      <style:text-properties style:font-name="Times New Roman1" fo:font-size="14pt" fo:font-style="normal" fo:font-weight="normal"/>
    </style:style>
    <style:style style:name="T6" style:family="text">
      <style:text-properties fo:font-weight="bold" style:font-weight-asian="bold" style:font-weight-complex="bold"/>
    </style:style>
    <style:style style:name="T7" style:family="text">
      <style:text-properties officeooo:rsid="00122f5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 text:name="SECTION0001530000000000000000"/>Küçük Çiçekçi Dükkanı</text:h>
      <text:p text:style-name="P9"><text:line-break/><text:span text:style-name="T1">IOI '99</text:span><text:span text:style-name="T4"> </text:span><text:line-break/><text:line-break/><text:line-break/><text:span text:style-name="T2">Çiçekçi dükkanınızın vitrinini en zevkli şekilde düzenlemek istiyorsunuz. Her bir demet farklı bir tür olmak üzere </text:span><text:span text:style-name="T4"><draw:frame draw:style-name="fr1" draw:name="grafik1" text:anchor-type="as-char" svg:width="0.529cm" svg:height="0.423cm" draw:z-index="0"><draw:image xlink:href="http://www.ubilo.org/turkbot/public_html/yeni/problem/temp/80/837/837_files/img379.png" xlink:type="simple" xlink:show="embed" xlink:actuate="onLoad"/><svg:title>$F$</svg:title></draw:frame></text:span><text:span text:style-name="T4"> </text:span><text:span text:style-name="T2">demet çiçeğiniz var. Bir rafta sırayla dizili olan </text:span><text:span text:style-name="T4"><draw:frame draw:style-name="fr1" draw:name="grafik2" text:anchor-type="as-char" svg:width="0.529cm" svg:height="0.423cm" draw:z-index="1"><draw:image xlink:href="http://www.ubilo.org/turkbot/public_html/yeni/problem/temp/80/837/837_files/img241.png" xlink:type="simple" xlink:show="embed" xlink:actuate="onLoad"/><svg:title>$V$</svg:title></draw:frame></text:span><text:span text:style-name="T4"> </text:span><text:span text:style-name="T2">tane (</text:span><text:span text:style-name="T4"><draw:frame draw:style-name="fr1" draw:name="grafik3" text:anchor-type="as-char" svg:width="0.529cm" svg:height="0.423cm" draw:z-index="2"><draw:image xlink:href="http://www.ubilo.org/turkbot/public_html/yeni/problem/temp/80/837/837_files/img241.png" xlink:type="simple" xlink:show="embed" xlink:actuate="onLoad"/><svg:title>$V$</svg:title></draw:frame></text:span><text:span text:style-name="T2">, </text:span><text:span text:style-name="T4"><draw:frame draw:style-name="fr1" draw:name="grafik4" text:anchor-type="as-char" svg:width="0.529cm" svg:height="0.423cm" draw:z-index="3"><draw:image xlink:href="http://www.ubilo.org/turkbot/public_html/yeni/problem/temp/80/837/837_files/img379.png" xlink:type="simple" xlink:show="embed" xlink:actuate="onLoad"/><svg:title>$F$</svg:title></draw:frame></text:span><text:span text:style-name="T2">'ten küçük değildir) vazonuz var. Vazolar, rafa zamklanmış ve 1'den </text:span><text:span text:style-name="T4"><draw:frame draw:style-name="fr1" draw:name="grafik5" text:anchor-type="as-char" svg:width="0.529cm" svg:height="0.423cm" draw:z-index="4"><draw:image xlink:href="http://www.ubilo.org/turkbot/public_html/yeni/problem/temp/80/837/837_files/img241.png" xlink:type="simple" xlink:show="embed" xlink:actuate="onLoad"/><svg:title>$V$</svg:title></draw:frame></text:span><text:span text:style-name="T2">'ye kadar ardışık olarak numaralandırılmıştır. </text:span><text:span text:style-name="T4"><draw:frame draw:style-name="fr1" draw:name="grafik6" text:anchor-type="as-char" svg:width="0.37cm" svg:height="0.503cm" draw:z-index="5"><draw:image xlink:href="http://www.ubilo.org/turkbot/public_html/yeni/problem/temp/80/837/837_files/img35.png" xlink:type="simple" xlink:show="embed" xlink:actuate="onLoad"/><svg:title>$1$</svg:title></draw:frame></text:span><text:span text:style-name="T4"> </text:span><text:span text:style-name="T2">no'lu vazo en solda, </text:span><text:span text:style-name="T4"><draw:frame draw:style-name="fr1" draw:name="grafik7" text:anchor-type="as-char" svg:width="0.529cm" svg:height="0.423cm" draw:z-index="6"><draw:image xlink:href="http://www.ubilo.org/turkbot/public_html/yeni/problem/temp/80/837/837_files/img241.png" xlink:type="simple" xlink:show="embed" xlink:actuate="onLoad"/><svg:title>$V$</svg:title></draw:frame></text:span><text:span text:style-name="T4"> </text:span><text:span text:style-name="T2">no'lu vazo en sağda kalmak üzere soldan sağa doğru dizilmiştir. </text:span><text:span text:style-name="T4"><draw:frame draw:style-name="fr1" draw:name="grafik8" text:anchor-type="as-char" svg:width="0.37cm" svg:height="0.503cm" draw:z-index="7"><draw:image xlink:href="http://www.ubilo.org/turkbot/public_html/yeni/problem/temp/80/837/837_files/img35.png" xlink:type="simple" xlink:show="embed" xlink:actuate="onLoad"/><svg:title>$1$</svg:title></draw:frame></text:span><text:span text:style-name="T2">'den </text:span><text:span text:style-name="T4"><draw:frame draw:style-name="fr1" draw:name="grafik9" text:anchor-type="as-char" svg:width="0.529cm" svg:height="0.423cm" draw:z-index="8"><draw:image xlink:href="http://www.ubilo.org/turkbot/public_html/yeni/problem/temp/80/837/837_files/img379.png" xlink:type="simple" xlink:show="embed" xlink:actuate="onLoad"/><svg:title>$F$</svg:title></draw:frame></text:span><text:span text:style-name="T2">'e kadar olan birer tamsayı ile numaralandırılan her bir demet istenen bir vazoya konabilir. Bu numaralar aynı zamanda çiçek demetlerinin vazolara hangi sırada yerleştirilmesi gerektiği konusunda şöyle bir kısıtlama getirmektedir: </text:span><text:span text:style-name="T4"><draw:frame draw:style-name="fr1" draw:name="grafik10" text:anchor-type="as-char" svg:width="0.291cm" svg:height="0.423cm" draw:z-index="9"><draw:image xlink:href="http://www.ubilo.org/turkbot/public_html/yeni/problem/temp/80/837/837_files/img29.png" xlink:type="simple" xlink:show="embed" xlink:actuate="onLoad"/><svg:title>$i$</svg:title></draw:frame></text:span><text:span text:style-name="T4"> </text:span><text:span text:style-name="T2">ve </text:span><text:span text:style-name="T4"><draw:frame draw:style-name="fr2" draw:name="grafik11" text:anchor-type="as-char" svg:width="0.344cm" svg:height="0.9cm" draw:z-index="10"><draw:image xlink:href="http://www.ubilo.org/turkbot/public_html/yeni/problem/temp/80/837/837_files/img30.png" xlink:type="simple" xlink:show="embed" xlink:actuate="onLoad"/><svg:title>$j$</svg:title></draw:frame></text:span><text:span text:style-name="T4"> </text:span><text:span text:style-name="T2">no'lu demetler için </text:span><text:span text:style-name="T4"><draw:frame draw:style-name="fr2" draw:name="grafik12" text:anchor-type="as-char" svg:width="1.191cm" svg:height="0.9cm" draw:z-index="11"><draw:image xlink:href="http://www.ubilo.org/turkbot/public_html/yeni/problem/temp/80/837/837_files/img545.png" xlink:type="simple" xlink:show="embed" xlink:actuate="onLoad"/><svg:title>$i &lt; j$</svg:title></draw:frame></text:span><text:span text:style-name="T4"> </text:span><text:span text:style-name="T2">ise </text:span><text:span text:style-name="T4"><draw:frame draw:style-name="fr1" draw:name="grafik13" text:anchor-type="as-char" svg:width="0.291cm" svg:height="0.423cm" draw:z-index="12"><draw:image xlink:href="http://www.ubilo.org/turkbot/public_html/yeni/problem/temp/80/837/837_files/img29.png" xlink:type="simple" xlink:show="embed" xlink:actuate="onLoad"/><svg:title>$i$</svg:title></draw:frame></text:span><text:span text:style-name="T4"> </text:span><text:span text:style-name="T2">no'lu demetin bulunduğu vazo </text:span><text:span text:style-name="T4"><draw:frame draw:style-name="fr2" draw:name="grafik14" text:anchor-type="as-char" svg:width="0.344cm" svg:height="0.9cm" draw:z-index="13"><draw:image xlink:href="http://www.ubilo.org/turkbot/public_html/yeni/problem/temp/80/837/837_files/img30.png" xlink:type="simple" xlink:show="embed" xlink:actuate="onLoad"/><svg:title>$j$</svg:title></draw:frame></text:span><text:span text:style-name="T4"> </text:span><text:span text:style-name="T2">no'lu demetin bulunduğu vazonun solunda olmalıdır. Şimdi, varsayalım ki, bir azaleas (açelya, no </text:span><text:span text:style-name="T4"><draw:frame draw:style-name="fr1" draw:name="grafik15" text:anchor-type="as-char" svg:width="0.37cm" svg:height="0.503cm" draw:z-index="14"><draw:image xlink:href="http://www.ubilo.org/turkbot/public_html/yeni/problem/temp/80/837/837_files/img35.png" xlink:type="simple" xlink:show="embed" xlink:actuate="onLoad"/><svg:title>$1$</svg:title></draw:frame></text:span><text:span text:style-name="T2">) demetiniz, bir begonias (begonya, no </text:span><text:span text:style-name="T4"><draw:frame draw:style-name="fr1" draw:name="grafik16" text:anchor-type="as-char" svg:width="0.37cm" svg:height="0.503cm" draw:z-index="15"><draw:image xlink:href="http://www.ubilo.org/turkbot/public_html/yeni/problem/temp/80/837/837_files/img113.png" xlink:type="simple" xlink:show="embed" xlink:actuate="onLoad"/><svg:title>$2$</svg:title></draw:frame></text:span><text:span text:style-name="T2">) demetiniz ve bir de carnation (karanfil, no </text:span><text:span text:style-name="T4"><draw:frame draw:style-name="fr1" draw:name="grafik17" text:anchor-type="as-char" svg:width="0.37cm" svg:height="0.503cm" draw:z-index="16"><draw:image xlink:href="http://www.ubilo.org/turkbot/public_html/yeni/problem/temp/80/837/837_files/img112.png" xlink:type="simple" xlink:show="embed" xlink:actuate="onLoad"/><svg:title>$3$</svg:title></draw:frame></text:span><text:span text:style-name="T2">) demetiniz var. Tüm demetler, demet numaraları sıralı olma kısıtlamasına uyacak şekilde vazolara yerleştirilmelidir. Yani, azaleas demeti begonias demetinin solundaki herhangi bir vazoda ve begonias demeti de carnation demetinin solundaki herhangi bir vazoda olmalıdır. Eğer çiçek demeti sayısından daha fazla sayıda vazo varsa, fazla vazolar doğal olarak boş kalacaktır. Bir vazoya en fazla bir demet çiçek konulabilir.</text:span></text:p>
      <text:p text:style-name="P6">Her vazonun tıpkı çiçek demetlerinde olduğu gibi farklı birer özelliği vardır. Şöyle ki, belli bir demet çiçeği belli bir vazoya koymanın bir tamsayı olarak belirlenmiş belli bir estetik değeri vardır. Bu estetik değerler bu örnek için aşağıdaki tabloda gösterilmiştir. Bu arada bir vazoyu boş bırakmanın estetik değeri <draw:frame draw:style-name="fr1" draw:name="grafik18" text:anchor-type="as-char" svg:width="0.37cm" svg:height="0.503cm" draw:z-index="17"><draw:image xlink:href="http://www.ubilo.org/turkbot/public_html/yeni/problem/temp/80/837/837_files/img148.png" xlink:type="simple" xlink:show="embed" xlink:actuate="onLoad"/><svg:title>$0$</svg:title></draw:frame>'dır.</text:p>
      <text:p text:style-name="P8"><draw:frame draw:style-name="fr1" draw:name="grafik19" text:anchor-type="as-char" svg:width="10.927cm" svg:height="4.498cm" draw:z-index="18"><draw:image xlink:href="http://www.ubilo.org/turkbot/public_html/yeni/problem/temp/80/837/837_files/img546.png" xlink:type="simple" xlink:show="embed" xlink:actuate="onLoad"/><svg:title>\epsfig{file=flowerfig.eps}</svg:title></draw:frame></text:p>
      <text:p text:style-name="P6">Tabloya göre örneğin azaleas demeti 2. vazoda çok iyi dururken, 4. vazoya hiç mi hiç yakışmıyacaktır.</text:p>
      <text:p text:style-name="P6">En zevkli etkiyi yaratmak için estetik değerlerin maksimize edildiği bir düzenleme yaratırken çiçeklerin sıralanma kısıtlamasına da uymak gerekir. Eğer birden fazla düzenleme en büyük değere ulaşıyorsa, herhangi biri kabul edilebilir bir yanıt olacaktır. Bu durumda sadece bir düzenleme üretmelisiniz.</text:p>
      <text:p text:style-name="P5"><text:soft-page-break/><text:line-break/><text:line-break/><text:bookmark text:name="txt6441"/><text:span text:style-name="T6">Varsayımlar</text:span></text:p>
      <text:list xml:id="list29401069" text:style-name="L1">
        <text:list-item>
          <text:p text:style-name="P11"><draw:frame draw:style-name="fr2" draw:name="grafik20" text:anchor-type="as-char" svg:width="2.858cm" svg:height="0.926cm" draw:z-index="19"><draw:image xlink:href="http://www.ubilo.org/turkbot/public_html/yeni/problem/temp/80/837/837_files/img547.png" xlink:type="simple" xlink:show="embed" xlink:actuate="onLoad"/><svg:title>$1 \le F \le 100$</svg:title></draw:frame><text:span text:style-name="T5">, </text:span><text:span text:style-name="T5"><draw:frame draw:style-name="fr1" draw:name="grafik21" text:anchor-type="as-char" svg:width="0.529cm" svg:height="0.423cm" draw:z-index="20"><draw:image xlink:href="http://www.ubilo.org/turkbot/public_html/yeni/problem/temp/80/837/837_files/img379.png" xlink:type="simple" xlink:show="embed" xlink:actuate="onLoad"/><svg:title>$F$</svg:title></draw:frame></text:span><text:span text:style-name="T5"> çiçek demeti sayısıdır. Demetler </text:span><text:span text:style-name="T5"><draw:frame draw:style-name="fr1" draw:name="grafik22" text:anchor-type="as-char" svg:width="0.37cm" svg:height="0.503cm" draw:z-index="21"><draw:image xlink:href="http://www.ubilo.org/turkbot/public_html/yeni/problem/temp/80/837/837_files/img35.png" xlink:type="simple" xlink:show="embed" xlink:actuate="onLoad"/><svg:title>$1$</svg:title></draw:frame></text:span><text:span text:style-name="T5">'den </text:span><text:span text:style-name="T5"><draw:frame draw:style-name="fr1" draw:name="grafik23" text:anchor-type="as-char" svg:width="0.529cm" svg:height="0.423cm" draw:z-index="22"><draw:image xlink:href="http://www.ubilo.org/turkbot/public_html/yeni/problem/temp/80/837/837_files/img379.png" xlink:type="simple" xlink:show="embed" xlink:actuate="onLoad"/><svg:title>$F$</svg:title></draw:frame></text:span><text:span text:style-name="T5">'e kadar numaralandırılmıştır.</text:span></text:p>
        </text:list-item>
        <text:list-item>
          <text:p text:style-name="P11"><draw:frame draw:style-name="fr2" draw:name="grafik24" text:anchor-type="as-char" svg:width="2.99cm" svg:height="0.926cm" draw:z-index="23"><draw:image xlink:href="http://www.ubilo.org/turkbot/public_html/yeni/problem/temp/80/837/837_files/img548.png" xlink:type="simple" xlink:show="embed" xlink:actuate="onLoad"/><svg:title>$F \le V \le 100$</svg:title></draw:frame> <text:span text:style-name="T5">, </text:span><text:span text:style-name="T5"><draw:frame draw:style-name="fr1" draw:name="grafik25" text:anchor-type="as-char" svg:width="0.529cm" svg:height="0.423cm" draw:z-index="24"><draw:image xlink:href="http://www.ubilo.org/turkbot/public_html/yeni/problem/temp/80/837/837_files/img241.png" xlink:type="simple" xlink:show="embed" xlink:actuate="onLoad"/><svg:title>$V$</svg:title></draw:frame></text:span><text:span text:style-name="T5"> vazoların sayısıdır.</text:span></text:p>
        </text:list-item>
        <text:list-item>
          <text:p text:style-name="P1"><draw:frame draw:style-name="fr2" draw:name="grafik26" text:anchor-type="as-char" svg:width="2.858cm" svg:height="0.926cm" draw:z-index="25"><draw:image xlink:href="http://www.ubilo.org/turkbot/public_html/yeni/problem/temp/80/837/837_files/img549.png" xlink:type="simple" xlink:show="embed" xlink:actuate="onLoad"/><svg:title>$-50 A_{ij} \le 50$</svg:title></draw:frame><text:span text:style-name="T5">, </text:span><text:span text:style-name="T5"><draw:frame draw:style-name="fr2" draw:name="grafik27" text:anchor-type="as-char" svg:width="0.794cm" svg:height="0.926cm" draw:z-index="26"><draw:image xlink:href="http://www.ubilo.org/turkbot/public_html/yeni/problem/temp/80/837/837_files/img550.png" xlink:type="simple" xlink:show="embed" xlink:actuate="onLoad"/><svg:title>$A_{ij}$</svg:title></draw:frame></text:span><text:span text:style-name="T5"> </text:span><text:span text:style-name="T5"><draw:frame draw:style-name="fr1" draw:name="grafik28" text:anchor-type="as-char" svg:width="0.291cm" svg:height="0.423cm" draw:z-index="27"><draw:image xlink:href="http://www.ubilo.org/turkbot/public_html/yeni/problem/temp/80/837/837_files/img29.png" xlink:type="simple" xlink:show="embed" xlink:actuate="onLoad"/><svg:title>$i$</svg:title></draw:frame></text:span><text:span text:style-name="T5">'inci çiçek demetinin </text:span><text:span text:style-name="T5"><draw:frame draw:style-name="fr2" draw:name="grafik29" text:anchor-type="as-char" svg:width="0.344cm" svg:height="0.9cm" draw:z-index="28"><draw:image xlink:href="http://www.ubilo.org/turkbot/public_html/yeni/problem/temp/80/837/837_files/img30.png" xlink:type="simple" xlink:show="embed" xlink:actuate="onLoad"/><svg:title>$j$</svg:title></draw:frame></text:span><text:span text:style-name="T5">'inci vazoya konmasından doğan estetik değerdir.</text:span></text:p>
        </text:list-item>
      </text:list>
      <text:p text:style-name="P5"><text:line-break/><text:line-break/><text:bookmark text:name="txt6444"/><text:span text:style-name="T6">Girdi</text:span></text:p>
      <text:p text:style-name="P4"><text:span text:style-name="T2">Girdi </text:span><text:span text:style-name="Teletype"><text:span text:style-name="T2">flower.inp</text:span></text:span><text:span text:style-name="T2"> adında bir metin (text) dosyasıdır.</text:span></text:p>
      <text:list xml:id="list29378182" text:style-name="L2">
        <text:list-item>
          <text:p text:style-name="P10">İlk satırda iki tamsayı yer alır: <draw:frame draw:style-name="fr1" draw:name="grafik30" text:anchor-type="as-char" svg:width="0.529cm" svg:height="0.423cm" draw:z-index="29"><draw:image xlink:href="http://www.ubilo.org/turkbot/public_html/yeni/problem/temp/80/837/837_files/img379.png" xlink:type="simple" xlink:show="embed" xlink:actuate="onLoad"/><svg:title>$F$</svg:title></draw:frame> ve <draw:frame draw:style-name="fr1" draw:name="grafik31" text:anchor-type="as-char" svg:width="0.529cm" svg:height="0.423cm" draw:z-index="30"><draw:image xlink:href="http://www.ubilo.org/turkbot/public_html/yeni/problem/temp/80/837/837_files/img241.png" xlink:type="simple" xlink:show="embed" xlink:actuate="onLoad"/><svg:title>$V$</svg:title></draw:frame>.</text:p>
        </text:list-item>
        <text:list-item>
          <text:p text:style-name="P2">Bu satırı izleyen <draw:frame draw:style-name="fr1" draw:name="grafik32" text:anchor-type="as-char" svg:width="0.529cm" svg:height="0.423cm" draw:z-index="31"><draw:image xlink:href="http://www.ubilo.org/turkbot/public_html/yeni/problem/temp/80/837/837_files/img379.png" xlink:type="simple" xlink:show="embed" xlink:actuate="onLoad"/><svg:title>$F$</svg:title></draw:frame> satırın herbirinde <draw:frame draw:style-name="fr1" draw:name="grafik33" text:anchor-type="as-char" svg:width="0.529cm" svg:height="0.423cm" draw:z-index="32"><draw:image xlink:href="http://www.ubilo.org/turkbot/public_html/yeni/problem/temp/80/837/837_files/img241.png" xlink:type="simple" xlink:show="embed" xlink:actuate="onLoad"/><svg:title>$V$</svg:title></draw:frame> adet tamsayı verilmiştir; öyle ki <draw:frame draw:style-name="fr2" draw:name="grafik34" text:anchor-type="as-char" svg:width="0.794cm" svg:height="0.926cm" draw:z-index="33"><draw:image xlink:href="http://www.ubilo.org/turkbot/public_html/yeni/problem/temp/80/837/837_files/img550.png" xlink:type="simple" xlink:show="embed" xlink:actuate="onLoad"/><svg:title>$A_{ij}$</svg:title></draw:frame> girdi dosyasının <draw:frame draw:style-name="fr2" draw:name="grafik35" text:anchor-type="as-char" svg:width="1.535cm" svg:height="0.979cm" draw:z-index="34"><draw:image xlink:href="http://www.ubilo.org/turkbot/public_html/yeni/problem/temp/80/837/837_files/img354.png" xlink:type="simple" xlink:show="embed" xlink:actuate="onLoad"/><svg:title>$(i+1)$</svg:title></draw:frame>'inci satırındaki <draw:frame draw:style-name="fr2" draw:name="grafik36" text:anchor-type="as-char" svg:width="0.344cm" svg:height="0.9cm" draw:z-index="35"><draw:image xlink:href="http://www.ubilo.org/turkbot/public_html/yeni/problem/temp/80/837/837_files/img30.png" xlink:type="simple" xlink:show="embed" xlink:actuate="onLoad"/><svg:title>$j$</svg:title></draw:frame>'inci sayıdır.</text:p>
        </text:list-item>
      </text:list>
      <text:p text:style-name="P5"><text:line-break/><text:line-break/><text:bookmark text:name="txt6447"/><text:span text:style-name="T6">Çıktı</text:span></text:p>
      <text:p text:style-name="P4"><text:span text:style-name="T2">Çıktı </text:span><text:span text:style-name="Teletype"><text:span text:style-name="T2">flower.out</text:span></text:span><text:span text:style-name="T2"> adında iki satırdan oluşan bir metin (text) dosyası olmalıdır:</text:span></text:p>
      <text:list xml:id="list29399901" text:style-name="L3">
        <text:list-item>
          <text:p text:style-name="P12">İlk satır düzenlemenizin toplam estetik değerini göstermelidir.</text:p>
        </text:list-item>
        <text:list-item>
          <text:p text:style-name="P3">İkinci satır düzenlemenin içeriğini, <draw:frame draw:style-name="fr1" draw:name="grafik37" text:anchor-type="as-char" svg:width="0.529cm" svg:height="0.423cm" draw:z-index="36"><draw:image xlink:href="http://www.ubilo.org/turkbot/public_html/yeni/problem/temp/80/837/837_files/img379.png" xlink:type="simple" xlink:show="embed" xlink:actuate="onLoad"/><svg:title>$F$</svg:title></draw:frame> adet sayıdan oluşan bir liste olarak göstermelidir. Öyle ki bu satırdaki <draw:frame draw:style-name="fr1" draw:name="grafik38" text:anchor-type="as-char" svg:width="0.397cm" svg:height="0.529cm" draw:z-index="37"><draw:image xlink:href="http://www.ubilo.org/turkbot/public_html/yeni/problem/temp/80/837/837_files/img25.png" xlink:type="simple" xlink:show="embed" xlink:actuate="onLoad"/><svg:title>$k$</svg:title></draw:frame>'inci sayı <draw:frame draw:style-name="fr1" draw:name="grafik39" text:anchor-type="as-char" svg:width="0.397cm" svg:height="0.529cm" draw:z-index="38"><draw:image xlink:href="http://www.ubilo.org/turkbot/public_html/yeni/problem/temp/80/837/837_files/img25.png" xlink:type="simple" xlink:show="embed" xlink:actuate="onLoad"/><svg:title>$k$</svg:title></draw:frame> numaralı demetin konulacağı vazoyu belirler.</text:p>
        </text:list-item>
      </text:list>
      <text:p text:style-name="P7">Örnek</text:p>
      <text:p text:style-name="P4"><text:bookmark text:name="txt2904"/><text:span text:style-name="Teletype"><text:span text:style-name="T2">flower.</text:span></text:span><text:span text:style-name="Teletype"><text:span text:style-name="T3">gir</text:span></text:span><text:span text:style-name="T2">:</text:span></text:p>
      <text:p text:style-name="P14">3 5</text:p>
      <text:p text:style-name="P13">7 23 -5 -24 16 </text:p>
      <text:p text:style-name="P13">5 21 -4 10 23 </text:p>
      <text:p text:style-name="P15">-21 5 -4 -20 20</text:p>
      <text:p text:style-name="P4"><text:bookmark text:name="txt2907"/><text:span text:style-name="Teletype"><text:span text:style-name="T2">flower.</text:span></text:span><text:span text:style-name="Teletype"><text:span text:style-name="T3">cik</text:span></text:span></text:p>
      <text:p text:style-name="P14">53</text:p>
      <text:p text:style-name="P15">2 4 5</text:p>
      <text:p text:style-name="P5"><text:line-break/><text:line-break/><text:bookmark text:name="txt6450"/><text:span text:style-name="T6">Değerlendirme</text:span></text:p>
      <text:p text:style-name="P4"><text:span text:style-name="T2">Her bir test için programınızın en fazla </text:span><text:span text:style-name="T3">1</text:span><text:span text:style-name="T2"> saniye çalışmasına izin verilecektir. Herhangi bir test için kısmi not verilmeyecekt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egoe UI"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38S</meta:editing-duration>
    <meta:editing-cycles>4</meta:editing-cycles>
    <meta:generator>LibreOffice/3.6$Windows_x86 LibreOffice_project/e29a214-2bbed72-0621de6-a97528c-8f066d</meta:generator>
    <dc:date>2012-09-03T09:27:16.15</dc:date>
    <meta:document-statistic meta:table-count="0" meta:image-count="39" meta:object-count="0" meta:page-count="2" meta:paragraph-count="29" meta:word-count="185" meta:character-count="3027" meta:non-whitespace-character-count="1008"/>
    <meta:user-defined meta:name="Info 1"/>
    <meta:user-defined meta:name="Info 2"/>
    <meta:user-defined meta:name="Info 3"/>
    <meta:user-defined meta:name="Info 4"/>
  </office:meta>
</office:document-meta>
</file>